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4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1.595cm"/>
    </style:style>
    <style:style style:name="ro1" style:family="table-row">
      <style:table-row-properties style:row-height="0.238cm" fo:break-before="auto" style:use-optimal-row-height="false"/>
    </style:style>
    <style:style style:name="ro2" style:family="table-row">
      <style:table-row-properties style:row-height="0.291cm" fo:break-before="auto" style:use-optimal-row-height="false"/>
    </style:style>
    <style:style style:name="ro3" style:family="table-row">
      <style:table-row-properties style:row-height="4.71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ro5" style:family="table-row">
      <style:table-row-properties style:row-height="0.42cm" fo:break-before="auto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0.478cm" fo:break-before="auto" style:use-optimal-row-height="true"/>
    </style:style>
    <style:style style:name="ro8" style:family="table-row">
      <style:table-row-properties style:row-height="2.805cm" fo:break-before="auto" style:use-optimal-row-height="false"/>
    </style:style>
    <style:style style:name="ro9" style:family="table-row">
      <style:table-row-properties style:row-height="1.905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2.223cm" fo:break-before="auto" style:use-optimal-row-height="false"/>
    </style:style>
    <style:style style:name="ro12" style:family="table-row">
      <style:table-row-properties style:row-height="1.879cm" fo:break-before="auto" style:use-optimal-row-height="false"/>
    </style:style>
    <style:style style:name="ro13" style:family="table-row">
      <style:table-row-properties style:row-height="3.784cm" fo:break-before="auto" style:use-optimal-row-height="false"/>
    </style:style>
    <style:style style:name="ro14" style:family="table-row">
      <style:table-row-properties style:row-height="1.984cm" fo:break-before="auto" style:use-optimal-row-height="false"/>
    </style:style>
    <style:style style:name="ta1" style:family="table" style:master-page-name="PageStyle_5f_Solicitação_20_GIH_20_-_20_Retrato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" style:family="table-cell" style:parent-style-name="Default">
      <style:table-cell-properties fo:background-color="#ffffff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fo:border="none"/>
    </style:style>
    <style:style style:name="ce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01cm" fo:padding-bottom="0.101cm" fo:padding-left="0.127cm" fo:padding-right="0.127cm" fo:wrap-option="wrap"/>
    </style:style>
    <style:style style:name="gr2" style:family="graphic">
      <style:graphic-properties draw:stroke="solid" svg:stroke-width="0.026cm" svg:stroke-color="#80808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063cm" fo:padding-bottom="0cm" fo:padding-left="0.076cm" fo:padding-right="0cm" fo:wrap-option="wrap"/>
    </style:style>
    <style:style style:name="gr4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63cm" fo:padding-bottom="0cm" fo:padding-left="0.076cm" fo:padding-right="0cm" fo:wrap-option="wrap" style:protect="size"/>
    </style:style>
    <style:style style:name="gr5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063cm" fo:padding-bottom="0cm" fo:padding-left="0.076cm" fo:padding-right="0cm" fo:wrap-option="wrap" style:protect="size"/>
    </style:style>
    <style:style style:name="gr6" style:family="graphic">
      <style:graphic-properties draw:stroke="none" draw:fill="none" draw:fill-color="#ffffff" draw:textarea-horizontal-align="justify" draw:textarea-vertical-align="top" draw:auto-grow-height="true" fo:min-height="0.125cm" fo:min-width="3.528cm" fo:padding-top="0.063cm" fo:padding-bottom="0cm" fo:padding-left="0.076cm" fo:padding-right="0cm" fo:wrap-option="no-wrap"/>
    </style:style>
    <style:style style:name="gr7" style:family="graphic">
      <style:graphic-properties draw:stroke="none" draw:fill="solid" draw:fill-color="#c0c0c0" draw:opacity="50%" draw:textarea-horizontal-align="justify" draw:textarea-vertical-align="middle" draw:auto-grow-height="false" fo:padding-top="0.063cm" fo:padding-bottom="0.063cm" fo:padding-left="0.076cm" fo:padding-right="0cm" fo:wrap-option="wrap" style:protect="size"/>
    </style:style>
    <style:style style:name="gr8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63cm" fo:padding-bottom="0cm" fo:padding-left="0.076cm" fo:padding-right="0cm" fo:wrap-option="wrap"/>
    </style:style>
    <style:style style:name="gr9" style:family="graphic">
      <style:graphic-properties draw:stroke="none" draw:fill="solid" draw:fill-color="#c0c0c0" draw:textarea-horizontal-align="justify" draw:textarea-vertical-align="top" draw:auto-grow-height="false" fo:padding-top="0.063cm" fo:padding-bottom="0cm" fo:padding-left="0.076cm" fo:padding-right="0cm" fo:wrap-option="wrap" style:protect="size"/>
    </style:style>
    <style:style style:name="gr10" style:family="graphic">
      <style:graphic-properties draw:stroke="none" draw:fill="solid" draw:fill-color="#bfbfbf" draw:textarea-horizontal-align="justify" draw:textarea-vertical-align="top" draw:auto-grow-height="false" fo:padding-top="0.063cm" fo:padding-bottom="0cm" fo:padding-left="0.076cm" fo:padding-right="0cm" fo:wrap-option="wrap" style:protect="size"/>
    </style:style>
    <style:style style:name="gr11" style:family="graphic">
      <style:graphic-properties draw:stroke="solid" svg:stroke-width="0.026cm" svg:stroke-color="#000000" draw:stroke-linejoin="miter" draw:fill="solid" draw:fill-color="#c0c0c0" draw:textarea-horizontal-align="justify" draw:textarea-vertical-align="top" draw:auto-grow-height="false" fo:padding-top="0.063cm" fo:padding-bottom="0cm" fo:padding-left="0.076cm" fo:padding-right="0cm" fo:wrap-option="wrap" style:protect="position size"/>
    </style:style>
    <style:style style:name="gr12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63cm" fo:padding-bottom="0cm" fo:padding-left="0.076cm" fo:padding-right="0cm" fo:wrap-option="wrap" style:protect="position size"/>
    </style:style>
    <style:style style:name="gr13" style:family="graphic">
      <style:graphic-properties draw:stroke="solid" svg:stroke-width="0.026cm" svg:stroke-color="#000000" draw:stroke-linejoin="miter" draw:fill="solid" draw:fill-color="#c0c0c0" draw:textarea-horizontal-align="justify" draw:textarea-vertical-align="top" draw:auto-grow-height="false" fo:padding-top="0.063cm" fo:padding-bottom="0cm" fo:padding-left="0.076cm" fo:padding-right="0cm" fo:wrap-option="wrap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text-align="start" style:writing-mode="lr-tb"/>
      <style:text-properties fo:font-size="10pt" style:font-size-asian="10pt" style:font-size-complex="10pt"/>
    </style:style>
    <style:style style:name="P7" style:family="paragraph">
      <style:paragraph-properties fo:line-height="150%" fo:text-align="start"/>
    </style:style>
    <style:style style:name="T1" style:family="text"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fo:font-family="'Times New Roman'" fo:font-size="22pt" fo:font-style="normal" fo:text-shadow="none" style:text-underline-style="none" fo:font-weight="bold" style:font-size-asian="22pt" style:font-style-asian="normal" style:font-weight-asian="bold" style:font-family-complex="'Times New Roman'" style:font-size-complex="22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5" style:family="text">
      <style:text-properties fo:color="#333333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80808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fo:color="#333333" style:text-outline="false" style:text-line-through-styl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10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11" style:family="text">
      <style:text-properties fo:color="#000000" style:text-outline="false" style:text-line-through-style="none" style:text-position="0% 100%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family-complex="Arial" style:font-family-generic-complex="swiss" style:font-size-complex="8pt" style:font-style-complex="normal" style:font-weight-complex="bold"/>
    </style:style>
    <style:style style:name="T12" style:family="text">
      <style:text-properties fo:color="#000000" style:text-outline="false" style:text-line-through-style="none" style:text-position="0% 100%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family-complex="Arial" style:font-family-generic-complex="swiss" style:font-size-complex="10pt" style:font-style-complex="normal" style:font-weight-complex="bold"/>
    </style:style>
    <style:style style:name="T13" style:family="text">
      <style:text-properties fo:color="#000000" style:text-outline="false" style:text-line-through-style="none" style:text-position="0% 100%" fo:font-family="Calibri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4" style:family="text">
      <style:text-properties fo:color="#000000" style:text-outline="false" style:text-line-through-style="none" style:text-position="0% 100%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16" style:family="text">
      <style:text-properties fo:color="#80808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17" style:family="text">
      <style:text-properties style:text-outline="false" style:text-line-through-style="none" style:text-position="0% 100%" fo:font-style="normal" fo:text-shadow="none" style:text-underline-style="none" style:font-style-asian="normal" style:font-style-complex="normal"/>
    </style:style>
    <style:style style:name="T18" style:family="text">
      <style:text-properties fo:color="#000000" style:text-outline="false" style:text-line-through-style="none" style:text-position="0% 100%" style:font-name="Arial1" fo:font-size="9.5pt" fo:font-style="normal" fo:text-shadow="none" style:text-underline-style="none" fo:font-weight="bold" style:font-size-asian="9.5pt" style:font-style-asian="normal" style:font-weight-asian="bold" style:font-name-complex="Arial1" style:font-size-complex="9.5pt" style:font-style-complex="normal" style:font-weight-complex="bold"/>
    </style:style>
    <style:style style:name="T19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Guia de Solicitação de Internação" table:style-name="ta1" table:print-ranges="'Guia de Solicitação de Internação'.A2:'Guia de Solicitação de Internação'.R80">
        <office:forms form:automatic-focus="false" form:apply-design-mode="false"/>
        <table:table-column table:style-name="co1" table:default-cell-style-name="ce1"/>
        <table:table-column table:style-name="co2" table:number-columns-repeated="1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221" table:default-cell-style-name="ce1"/>
        <table:table-column table:style-name="co2" table:number-columns-repeated="786" table:default-cell-style-name="Default"/>
        <table:table-row table:style-name="ro1">
          <table:table-cell table:number-columns-repeated="4"/>
          <table:table-cell>
            <draw:custom-shape table:end-cell-address="'Guia de Solicitação de Internação'.M5" table:end-x="0.979cm" table:end-y="1.681cm" draw:z-index="2" draw:name="Rectangle 4" draw:style-name="gr1" draw:text-style-name="P2" svg:width="13.519cm" svg:height="2.681cm" svg:x="1.81cm" svg:y="0.111cm">
              <text:p text:style-name="P1"><text:span text:style-name="T1">GUIA <text:s/>DE SOLICITAÇÃO </text:span></text:p>
              <text:p text:style-name="P1"><text:span text:style-name="T1">DE INTERNAÇÃ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>
            <draw:custom-shape table:end-cell-address="'Guia de Solicitação de Internação'.R79" table:end-x="1.597cm" table:end-y="0.061cm" draw:z-index="0" draw:name="Rectangle 1" draw:style-name="gr2" draw:text-style-name="P3" svg:width="31.815cm" svg:height="44.318cm" svg:x="0.161cm" svg:y="0.0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"/>
          <table:table-cell>
            <draw:custom-shape table:end-cell-address="'Guia de Solicitação de Internação'.S5" table:end-x="0.473cm" table:end-y="0.716cm" draw:z-index="44" draw:name="Rectangle 3" draw:style-name="gr3" draw:text-style-name="P5" svg:width="12.365cm" svg:height="1.2cm" svg:x="0.714cm" svg:y="0.1cm">
              <text:p text:style-name="P4"><text:span text:style-name="T2">2- Nº Guia no Prestador </text:span><text:span text:style-name="T3">1234567890123456789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>
            <draw:custom-shape table:end-cell-address="'Guia de Solicitação de Internação'.E8" table:end-x="0.679cm" table:end-y="0.026cm" draw:z-index="14" draw:name="Rectangle 23" draw:style-name="gr4" draw:text-style-name="P5" svg:width="7.37cm" svg:height="1.39cm" svg:x="0.387cm" svg:y="4.138cm">
              <text:p text:style-name="P4"><text:span text:style-name="T2">4 - Data da Autorização</text:span></text:p>
              <text:p text:style-name="P4"><text:span text:style-name="T4"/></text:p>
              <text:p text:style-name="P4"><text:span text:style-name="T5"><text:s text:c="5"/></text:span><text:span text:style-name="T5">|___|___| / |___|___| / |___|___|___|___|</text:span></text:p>
              <text:p text:style-name="P4"><text:span text:style-name="T4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'Guia de Solicitação de Internação'.C5" table:end-x="1.263cm" table:end-y="3.98cm" draw:z-index="15" draw:name="Text Box 24" draw:style-name="gr5" draw:text-style-name="P6" svg:width="4.345cm" svg:height="1.387cm" svg:x="0.429cm" svg:y="2.593cm">
              <text:p text:style-name="P4"><text:span text:style-name="T2">1 - Registro ANS</text:span></text:p>
              <text:p text:style-name="P4"><text:span text:style-name="T2"/></text:p>
              <text:p text:style-name="P4"><text:span text:style-name="T5">|___|___|___|___|___|___|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table:end-cell-address="'Guia de Solicitação de Internação'.C5" table:end-x="1.371cm" table:end-y="0.642cm" draw:z-index="40" draw:name="Text Box 62" draw:style-name="gr6" draw:text-style-name="P5" svg:width="3.604cm" svg:height="0.537cm" svg:x="1.289cm" svg:y="0.117cm">
              <text:p text:style-name="P4"><text:span text:style-name="T6">Logo da Empresa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/>
          <table:table-cell>
            <draw:custom-shape table:end-cell-address="'Guia de Solicitação de Internação'.L5" table:end-x="0.09cm" table:end-y="3.978cm" draw:z-index="48" draw:name="Rectangle 7" draw:style-name="gr4" draw:text-style-name="P5" svg:width="14.65cm" svg:height="1.39cm" svg:x="1.493cm" svg:y="2.588cm">
              <text:p text:style-name="P4"><text:span text:style-name="T2">3 - Número da Guia Atribuído pela Operadora</text:span></text:p>
              <text:p text:style-name="P4"><text:span text:style-name="T7"><text:s/></text:span></text:p>
              <text:p text:style-name="P4"><text:span text:style-name="T8"><text:s text:c="5"/></text:span><text:span text:style-name="T8">|___|___|___|___|___|___|___|___|___|___|___|___|___|___|___|___|___|___|___|___|</text:span></text:p>
              <text:p text:style-name="P4"><text:span text:style-name="T7"/></text:p>
              <text:p text:style-name="P4"><text:span text:style-name="T7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>
            <draw:custom-shape table:end-cell-address="'Guia de Solicitação de Internação'.M8" table:end-x="1.422cm" table:end-y="0.026cm" draw:z-index="33" draw:name="Rectangle 46" draw:style-name="gr4" draw:text-style-name="P5" svg:width="14.74cm" svg:height="1.39cm" svg:x="0.951cm" svg:y="4.138cm">
              <text:p text:style-name="P4"><text:span text:style-name="T2">5 - Senha</text:span></text:p>
              <text:p text:style-name="P4"><text:span text:style-name="T4"/></text:p>
              <text:p text:style-name="P4"><text:span text:style-name="T9"><text:s text:c="5"/></text:span><text:span text:style-name="T8">|___|___|___|___|___|___|___|___|___|___|___|___|___|___|___|___|___|___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7"/>
          <table:table-cell table:style-name="ce4">
            <draw:custom-shape table:end-cell-address="'Guia de Solicitação de Internação'.Q8" table:end-x="1.444cm" table:end-y="0.027cm" draw:z-index="34" draw:name="Rectangle 47" draw:style-name="gr4" draw:text-style-name="P5" svg:width="6.91cm" svg:height="1.39cm" svg:x="1.864cm" svg:y="4.139cm">
              <text:p text:style-name="P4"><text:span text:style-name="T2">6 – Data de Validade da Senha</text:span></text:p>
              <text:p text:style-name="P4"><text:span text:style-name="T4"/></text:p>
              <text:p text:style-name="P4"><text:span text:style-name="T4"><text:s/></text:span><text:span text:style-name="T5"><text:s text:c="2"/></text:span><text:span text:style-name="T5">|___|___| / |___|___| / |___|___|___|___|</text:span></text:p>
              <text:p text:style-name="P4"><text:span text:style-name="T4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11"/>
        </table:table-row>
        <table:table-row table:style-name="ro4">
          <table:table-cell table:number-columns-repeated="12"/>
          <table:table-cell table:style-name="ce4"/>
          <table:table-cell table:number-columns-repeated="1011"/>
        </table:table-row>
        <table:table-row table:style-name="ro5">
          <table:table-cell table:number-columns-repeated="12"/>
          <table:table-cell table:style-name="ce4"/>
          <table:table-cell table:number-columns-repeated="1011"/>
        </table:table-row>
        <table:table-row table:style-name="ro6">
          <table:table-cell>
            <draw:custom-shape table:end-cell-address="'Guia de Solicitação de Internação'.R9" table:end-x="1.572cm" table:end-y="0.249cm" draw:z-index="1" draw:name="Rectangle 3" draw:style-name="gr7" draw:text-style-name="P6" svg:width="31.44cm" svg:height="0.45cm" svg:x="0.397cm" svg:y="0.27cm">
              <text:p text:style-name="P4"><text:span text:style-name="T2">Dados do Beneficiári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1"/>
          <table:table-cell table:style-name="ce4"/>
          <table:table-cell table:number-columns-repeated="1011"/>
        </table:table-row>
        <table:table-row table:style-name="ro7">
          <table:table-cell>
            <draw:custom-shape table:end-cell-address="'Guia de Solicitação de Internação'.I10" table:end-x="1.649cm" table:end-y="1.258cm" draw:z-index="39" draw:name="Rectangle 59" draw:style-name="gr8" draw:text-style-name="P5" svg:width="15.546cm" svg:height="1.34cm" svg:x="0.369cm" svg:y="0.423cm">
              <text:p text:style-name="P4"><text:span text:style-name="T2">7 - Número da Carteira</text:span></text:p>
              <text:p text:style-name="P4"><text:span text:style-name="T7"><text:s/></text:span></text:p>
              <text:p text:style-name="P4"><text:span text:style-name="T8">|___|___|___|___|___|___|___|___|___|___|___|___|___|___|___|___|___|___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8"/>
          <table:table-cell>
            <draw:custom-shape table:end-cell-address="'Guia de Solicitação de Internação'.M10" table:end-x="1.697cm" table:end-y="1.258cm" draw:z-index="17" draw:name="Rectangle 28" draw:style-name="gr8" draw:text-style-name="P5" svg:width="6.768cm" svg:height="1.34cm" svg:x="0.361cm" svg:y="0.423cm">
              <text:p text:style-name="P4"><text:span text:style-name="T2">8 - Validade da Carteira</text:span></text:p>
              <text:p text:style-name="P4"><text:span text:style-name="T8"/></text:p>
              <text:p text:style-name="P4"><text:span text:style-name="T5"><text:s text:c="3"/></text:span><text:span text:style-name="T5">|___|___| / |___|___| / |___|___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Guia de Solicitação de Internação'.P10" table:end-x="0.476cm" table:end-y="1.346cm" draw:z-index="47" draw:name="Rectangle 115" draw:style-name="gr4" draw:text-style-name="P5" svg:width="3.701cm" svg:height="1.394cm" svg:x="0.537cm" svg:y="0.428cm">
              <text:p text:style-name="P4"><text:span text:style-name="T2">9-Atendimento a RN </text:span></text:p>
              <text:p text:style-name="P4"><text:span text:style-name="T4"/></text:p>
              <text:p text:style-name="P4"><text:span text:style-name="T2"><text:tab/></text:span><text:span text:style-name="T2"> <text:s text:c="6"/></text:span><text:span text:style-name="T4"><text:s/></text:span><text:span text:style-name="T2">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10"/>
        </table:table-row>
        <table:table-row table:style-name="ro8">
          <table:table-cell>
            <draw:custom-shape table:end-cell-address="'Guia de Solicitação de Internação'.L11" table:end-x="0.606cm" table:end-y="0.166cm" draw:z-index="16" draw:name="Rectangle 26" draw:style-name="gr4" draw:text-style-name="P5" svg:width="19.8cm" svg:height="1.39cm" svg:x="0.37cm" svg:y="1.57cm">
              <text:p text:style-name="P4"><text:span text:style-name="T2">10 - Nome</text:span></text:p>
              <text:p text:style-name="P4"><text:span text:style-name="T8"/></text:p>
              <text:p text:style-name="P4"><text:span text:style-name="T8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"/>
          <table:table-cell>
            <draw:custom-shape table:end-cell-address="'Guia de Solicitação de Internação'.R11" table:end-x="1.731cm" table:end-y="0.168cm" draw:z-index="18" draw:name="Rectangle 29" draw:style-name="gr4" draw:text-style-name="P5" svg:width="11.36cm" svg:height="1.39cm" svg:x="1.072cm" svg:y="1.572cm">
              <text:p text:style-name="P4"><text:span text:style-name="T2">11 - Cartão Nacional de Saúde</text:span></text:p>
              <text:p text:style-name="P4"><text:span text:style-name="T7"/></text:p>
              <text:p text:style-name="P4"><text:span text:style-name="T5">|___|___|___|___|___|___|___|___|___|___|___|___|___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 table:style-name="ce5"/>
          <table:table-cell table:number-columns-repeated="1007"/>
        </table:table-row>
        <table:table-row table:style-name="ro7">
          <table:table-cell>
            <draw:custom-shape table:end-cell-address="'Guia de Solicitação de Internação'.R12" table:end-x="1.494cm" table:end-y="0.318cm" draw:z-index="19" draw:name="Rectangle 30" draw:style-name="gr9" draw:text-style-name="P6" svg:width="31.39cm" svg:height="0.45cm" svg:x="0.369cm" svg:y="0.344cm">
              <text:p text:style-name="P4"><text:span text:style-name="T2">Dados do Contratado Solicitant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7">
          <table:table-cell>
            <draw:custom-shape table:end-cell-address="'Guia de Solicitação de Internação'.G15" table:end-x="0.622cm" table:end-y="0.403cm" draw:z-index="20" draw:name="Rectangle 31" draw:style-name="gr4" draw:text-style-name="P5" svg:width="10.87cm" svg:height="1.39cm" svg:x="0.397cm" svg:y="0.442cm">
              <text:p text:style-name="P4"><text:span text:style-name="T2">12 – Código na Operadora</text:span></text:p>
              <text:p text:style-name="P4"><text:span text:style-name="T5"/></text:p>
              <text:p text:style-name="P4"><text:span text:style-name="T5"><text:s/></text:span><text:span text:style-name="T5">|___|___|___|___|___|___|___|___|___|___|___|___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5"/>
          <table:table-cell>
            <draw:custom-shape table:end-cell-address="'Guia de Solicitação de Internação'.R15" table:end-x="1.63cm" table:end-y="0.394cm" draw:z-index="25" draw:name="Rectangle 37" draw:style-name="gr4" draw:text-style-name="P5" svg:width="20.231cm" svg:height="1.385cm" svg:x="1.019cm" svg:y="0.438cm">
              <text:p text:style-name="P4"><text:span text:style-name="T2">13 - Nome do Contratado</text:span></text:p>
              <text:p text:style-name="P4"><text:span text:style-name="T8"/></text:p>
              <text:p text:style-name="P4"><text:span text:style-name="T8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>
            <draw:custom-shape table:end-cell-address="'Guia de Solicitação de Internação'.H19" table:end-x="0.828cm" table:end-y="0.225cm" draw:z-index="26" draw:name="Rectangle 38" draw:style-name="gr4" draw:text-style-name="P5" svg:width="12.86cm" svg:height="1.42cm" svg:x="0.397cm" svg:y="0.234cm">
              <text:p text:style-name="P4"><text:span text:style-name="T2">14 - Nome do Profissional Solicitante </text:span></text:p>
              <text:p text:style-name="P4"><text:span text:style-name="T8"/></text:p>
              <text:p text:style-name="P4"><text:span text:style-name="T8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6"/>
          <table:table-cell>
            <draw:custom-shape table:end-cell-address="'Guia de Solicitação de Internação'.J19" table:end-x="0.486cm" table:end-y="0.225cm" draw:z-index="21" draw:name="Rectangle 32" draw:style-name="gr4" draw:text-style-name="P5" svg:width="2.89cm" svg:height="1.42cm" svg:x="1.163cm" svg:y="0.234cm">
              <text:p text:style-name="P4"><text:span text:style-name="T2">15 - Conselho </text:span></text:p>
              <text:p text:style-name="P4"><text:span text:style-name="T2"><text:s text:c="8"/></text:span><text:span text:style-name="T2">Profissional</text:span><text:span text:style-name="T4"> </text:span></text:p>
              <text:p text:style-name="P7"><text:span text:style-name="T9"><text:s text:c="9"/></text:span><text:span text:style-name="T9">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>
            <draw:custom-shape table:end-cell-address="'Guia de Solicitação de Internação'.O19" table:end-x="1.323cm" table:end-y="0.225cm" draw:z-index="22" draw:name="Rectangle 33" draw:style-name="gr4" draw:text-style-name="P5" svg:width="9.62cm" svg:height="1.42cm" svg:x="0.621cm" svg:y="0.234cm">
              <text:p text:style-name="P4"><text:span text:style-name="T2">16 - Número no Conselho</text:span></text:p>
              <text:p text:style-name="P4"><text:span text:style-name="T8"/></text:p>
              <text:p text:style-name="P4"><text:span text:style-name="T9">|___|___|___|___|___|___|___|___|___|___|___|___|___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>
            <draw:custom-shape table:end-cell-address="'Guia de Solicitação de Internação'.P19" table:end-x="1.231cm" table:end-y="0.226cm" draw:z-index="23" draw:name="Rectangle 34" draw:style-name="gr4" draw:text-style-name="P5" svg:width="1.61cm" svg:height="1.42cm" svg:x="1.6cm" svg:y="0.235cm">
              <text:p text:style-name="P4"><text:span text:style-name="T2">17 - UF</text:span></text:p>
              <text:p text:style-name="P4"><text:span text:style-name="T8"/></text:p>
              <text:p text:style-name="P4"><text:span text:style-name="T5">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>
            <draw:custom-shape table:end-cell-address="'Guia de Solicitação de Internação'.S19" table:end-x="0.195cm" table:end-y="0.27cm" draw:z-index="24" draw:name="Rectangle 36" draw:style-name="gr4" draw:text-style-name="P5" svg:width="3.92cm" svg:height="1.42cm" svg:x="1.431cm" svg:y="0.279cm">
              <text:p text:style-name="P4"><text:span text:style-name="T2">18 - Código CBO</text:span></text:p>
              <text:p text:style-name="P4"><text:span text:style-name="T8"/></text:p>
              <text:p text:style-name="P4"><text:span text:style-name="T9">|___|___|___|___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8"/>
        </table:table-row>
        <table:table-row table:style-name="ro7" table:number-rows-repeated="2">
          <table:table-cell table:number-columns-repeated="1024"/>
        </table:table-row>
        <table:table-row table:style-name="ro9">
          <table:table-cell>
            <draw:custom-shape table:end-cell-address="'Guia de Solicitação de Internação'.R19" table:end-x="1.494cm" table:end-y="0.871cm" draw:z-index="27" draw:name="Rectangle 40" draw:style-name="gr10" draw:text-style-name="P6" svg:width="31.388cm" svg:height="0.447cm" svg:x="0.371cm" svg:y="0.424cm">
              <text:p text:style-name="P4"><text:span text:style-name="T2">Dados do Hospital /Local Solicitado / Dados da Internaçã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'Guia de Solicitação de Internação'.G20" table:end-x="0.422cm" table:end-y="0.465cm" draw:z-index="28" draw:name="Rectangle 41" draw:style-name="gr4" draw:text-style-name="P5" svg:width="10.67cm" svg:height="1.39cm" svg:x="0.397cm" svg:y="0.973cm">
              <text:p text:style-name="P4"><text:span text:style-name="T2">19- Código na Operadora / CNPJ </text:span></text:p>
              <text:p text:style-name="P4"><text:span text:style-name="T5"><text:s text:c="2"/></text:span></text:p>
              <text:p text:style-name="P4"><text:span text:style-name="T5">|___|___|___|___|___|___|___|___|___|___|___|___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5"/>
          <table:table-cell>
            <draw:custom-shape table:end-cell-address="'Guia de Solicitação de Internação'.O20" table:end-x="0.183cm" table:end-y="0.465cm" draw:z-index="29" draw:name="Rectangle 42" draw:style-name="gr4" draw:text-style-name="P5" svg:width="13.63cm" svg:height="1.39cm" svg:x="0.822cm" svg:y="0.973cm">
              <text:p text:style-name="P4"><text:span text:style-name="T2">20 - Nome do Hospital/Local Solicitado </text:span></text:p>
              <text:p text:style-name="P4"><text:span text:style-name="T8"/></text:p>
              <text:p text:style-name="P4"><text:span text:style-name="T8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7"/>
          <table:table-cell>
            <draw:custom-shape table:end-cell-address="'Guia de Solicitação de Internação'.S20" table:end-x="0.053cm" table:end-y="0.465cm" draw:z-index="42" draw:name="Rectangle 67" draw:style-name="gr4" draw:text-style-name="P5" svg:width="6.675cm" svg:height="1.39cm" svg:x="0.513cm" svg:y="0.973cm">
              <text:p text:style-name="P4"><text:span text:style-name="T2">21 - Data sugerida para internação</text:span></text:p>
              <text:p text:style-name="P4"><text:span text:style-name="T4"/></text:p>
              <text:p text:style-name="P4"><text:span text:style-name="T5"><text:s text:c="2"/></text:span><text:span text:style-name="T5">|___|___| / |___|___| / |___|___|___|___|</text:span></text:p>
              <text:p text:style-name="P4"><text:span text:style-name="T4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9"/>
        </table:table-row>
        <table:table-row table:style-name="ro7">
          <table:table-cell>
            <draw:custom-shape table:end-cell-address="'Guia de Solicitação de Internação'.D24" table:end-x="0.104cm" table:end-y="0.051cm" draw:z-index="3" draw:name="Rectangle 5" draw:style-name="gr4" draw:text-style-name="P5" svg:width="4.96cm" svg:height="1.42cm" svg:x="0.438cm" svg:y="0.536cm">
              <text:p text:style-name="P4"><text:span text:style-name="T2">22 - Caráter do Atendimento</text:span></text:p>
              <text:p text:style-name="P4"><text:span text:style-name="T8"/></text:p>
              <text:p text:style-name="P4"><text:span text:style-name="T8"><text:s text:c="19"/></text:span><text:span text:style-name="T8">|___| <text:s/>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Guia de Solicitação de Internação'.F24" table:end-x="0.479cm" table:end-y="0.051cm" draw:z-index="12" draw:name="Rectangle 20" draw:style-name="gr4" draw:text-style-name="P5" svg:width="3.75cm" svg:height="1.42cm" svg:x="0.297cm" svg:y="0.536cm">
              <text:p text:style-name="P4"><text:span text:style-name="T2">23-Tipo de Internação</text:span></text:p>
              <text:p text:style-name="P4"><text:span text:style-name="T8"/></text:p>
              <text:p text:style-name="P4"><text:span text:style-name="T8"><text:s text:c="17"/></text:span><text:span text:style-name="T5">|___| <text:s/>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>
            <draw:custom-shape table:end-cell-address="'Guia de Solicitação de Internação'.H24" table:end-x="1.634cm" table:end-y="0.051cm" draw:z-index="31" draw:name="Rectangle 44" draw:style-name="gr4" draw:text-style-name="P5" svg:width="4.52cm" svg:height="1.42cm" svg:x="0.681cm" svg:y="0.536cm">
              <text:p text:style-name="P4"><text:span text:style-name="T2">24 - Regime de Internação</text:span></text:p>
              <text:p text:style-name="P4"><text:span text:style-name="T8"/></text:p>
              <text:p text:style-name="P4"><text:span text:style-name="T8"><text:s text:c="19"/></text:span><text:span text:style-name="T5">|___|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>
            <draw:custom-shape table:end-cell-address="'Guia de Solicitação de Internação'.K24" table:end-x="1.413cm" table:end-y="0.051cm" draw:z-index="30" draw:name="Rectangle 43" draw:style-name="gr4" draw:text-style-name="P5" svg:width="5cm" svg:height="1.42cm" svg:x="1.764cm" svg:y="0.536cm">
              <text:p text:style-name="P4"><text:span text:style-name="T2">25 - Qtde. Diárias Solicitadas</text:span></text:p>
              <text:p text:style-name="P4"><text:span text:style-name="T8"/></text:p>
              <text:p text:style-name="P4"><text:span text:style-name="T8"><text:s text:c="15"/></text:span><text:span text:style-name="T8">|___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Guia de Solicitação de Internação'.N24" table:end-x="1.623cm" table:end-y="0.051cm" draw:z-index="45" draw:name="Rectangle 43" draw:style-name="gr4" draw:text-style-name="P5" svg:width="5.39cm" svg:height="1.42cm" svg:x="1.584cm" svg:y="0.536cm">
              <text:p text:style-name="P4"><text:span text:style-name="T2">26 – Previsão de uso de OPME</text:span></text:p>
              <text:p text:style-name="P4"><text:span text:style-name="T8"><text:s text:c="23"/></text:span></text:p>
              <text:p text:style-name="P4"><text:span text:style-name="T8"><text:s text:c="25"/></text:span><text:span text:style-name="T8">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Guia de Solicitação de Internação'.R24" table:end-x="1.745cm" table:end-y="0.047cm" draw:z-index="46" draw:name="Rectangle 43" draw:style-name="gr4" draw:text-style-name="P5" svg:width="7.009cm" svg:height="1.416cm" svg:x="1.87cm" svg:y="0.536cm">
              <text:p text:style-name="P4"><text:span text:style-name="T2">27 – Previsão de uso de quimioterápico </text:span><text:span text:style-name="T8"><text:s text:c="16"/></text:span></text:p>
              <text:p text:style-name="P4"><text:span text:style-name="T8"><text:s text:c="25"/></text:span><text:span text:style-name="T8">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1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>
            <draw:custom-shape table:end-cell-address="'Guia de Solicitação de Internação'.R33" table:end-x="1.462cm" table:end-y="0.17cm" draw:z-index="4" draw:name="Rectangle 6" draw:style-name="gr4" draw:text-style-name="P5" svg:width="31.275cm" svg:height="5.781cm" svg:x="0.452cm" svg:y="0.437cm">
              <text:p text:style-name="P4"><text:span text:style-name="T2">28 - Indicação Clínica </text:span></text:p>
              <text:p text:style-name="P4"><text:span text:style-name="T10"/></text:p>
              <text:p text:style-name="P4"><text:span text:style-name="T10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>
            <draw:custom-shape table:end-cell-address="'Guia de Solicitação de Internação'.D36" table:end-x="0.479cm" table:end-y="0.406cm" draw:z-index="5" draw:name="Rectangle 9" draw:style-name="gr11" draw:text-style-name="P5" svg:width="5.265cm" svg:height="1.42cm" svg:x="0.508cm" svg:y="0.415cm">
              <text:p text:style-name="P4"><text:span text:style-name="T2">29-CID 10 Principal (Opcional)</text:span></text:p>
              <text:p text:style-name="P4"><text:span text:style-name="T8"><text:s text:c="3"/></text:span></text:p>
              <text:p text:style-name="P4"><text:span text:style-name="T8"><text:s text:c="9"/></text:span><text:span text:style-name="T8">|___|___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Guia de Solicitação de Internação'.F36" table:end-x="1.681cm" table:end-y="0.406cm" draw:z-index="6" draw:name="Rectangle 13" draw:style-name="gr11" draw:text-style-name="P5" svg:width="4.5cm" svg:height="1.42cm" svg:x="0.749cm" svg:y="0.415cm">
              <text:p text:style-name="P4"><text:span text:style-name="T2">30 - CID 10 (2) (Opcional)</text:span></text:p>
              <text:p text:style-name="P4"><text:span text:style-name="T8"/></text:p>
              <text:p text:style-name="P4"><text:span text:style-name="T8"><text:s text:c="7"/></text:span><text:span text:style-name="T8">|___|___|___|___|</text:span></text:p>
              <text:p text:style-name="P4"><text:span text:style-name="T8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Guia de Solicitação de Internação'.I36" table:end-x="1.13cm" table:end-y="0.406cm" draw:z-index="8" draw:name="Rectangle 15" draw:style-name="gr11" draw:text-style-name="P5" svg:width="4.5cm" svg:height="1.42cm" svg:x="0.198cm" svg:y="0.415cm">
              <text:p text:style-name="P4"><text:span text:style-name="T2">31 - CID 10 (3) (Opcional)</text:span></text:p>
              <text:p text:style-name="P4"><text:span text:style-name="T10"/></text:p>
              <text:p text:style-name="P4"><text:span text:style-name="T8"><text:s text:c="5"/></text:span><text:span text:style-name="T8">|___|___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>
            <draw:custom-shape table:end-cell-address="'Guia de Solicitação de Internação'.L36" table:end-x="0.732cm" table:end-y="0.406cm" draw:z-index="7" draw:name="Rectangle 14" draw:style-name="gr11" draw:text-style-name="P5" svg:width="4.5cm" svg:height="1.42cm" svg:x="1.583cm" svg:y="0.415cm">
              <text:p text:style-name="P4"><text:span text:style-name="T2">32 - CID 10 (4) (Opcional)</text:span></text:p>
              <text:p text:style-name="P4"><text:span text:style-name="T10"/></text:p>
              <text:p text:style-name="P4"><text:span text:style-name="T8"><text:s text:c="6"/></text:span><text:span text:style-name="T8">|___|___|___|___| <text:s text:c="36"/>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Guia de Solicitação de Internação'.R36" table:end-x="1.786cm" table:end-y="0.406cm" draw:z-index="43" draw:name="Rectangle 48" draw:style-name="gr4" draw:text-style-name="P5" svg:width="11.6cm" svg:height="1.42cm" svg:x="0.887cm" svg:y="0.415cm">
              <text:p text:style-name="P4"><text:span text:style-name="T2">33 - Indicação de Acidente (acidente ou doença relacionada)</text:span></text:p>
              <text:p text:style-name="P4"><text:span text:style-name="T8"/></text:p>
              <text:p text:style-name="P4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|___| <text:s/>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1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>
            <draw:custom-shape table:end-cell-address="'Guia de Solicitação de Internação'.R37" table:end-x="1.489cm" table:end-y="0.546cm" draw:z-index="9" draw:name="Rectangle 16" draw:style-name="gr10" draw:text-style-name="P6" svg:width="31.33cm" svg:height="0.45cm" svg:x="0.424cm" svg:y="0.572cm">
              <text:p text:style-name="P4"><text:span text:style-name="T2">Procedimentos ou Itens Assistenciais Solicitado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2">
          <table:table-cell>
            <draw:custom-shape table:end-cell-address="'Guia de Solicitação de Internação'.R47" table:end-x="1.49cm" table:end-y="1.725cm" draw:z-index="41" draw:name="Rectangle 7" draw:style-name="gr4" draw:text-style-name="P5" svg:width="31.275cm" svg:height="10.404cm" svg:x="0.48cm" svg:y="0.772cm">
              <text:p text:style-name="P4"><text:span text:style-name="T2"><text:s text:c="3"/></text:span><text:span text:style-name="T2">34-Tabela <text:s text:c="7"/>35 - Código do Procedimento ou <text:s text:c="14"/>36 - Descrição <text:s text:c="125"/>37 - Qtde Solic <text:s text:c="5"/>38 – Qtde Aut <text:s text:c="12"/></text:span></text:p>
              <text:p text:style-name="P4"><text:span text:style-name="T2"><text:s text:c="35"/></text:span><text:span text:style-name="T2">Item <text:s/>Assistencial</text:span></text:p>
              <text:p text:style-name="P4"><text:span text:style-name="T11"/></text:p>
              <text:p text:style-name="P4"><text:span text:style-name="T11">01-</text:span><text:span text:style-name="T12"> |___|___| <text:s/>|___|___|___|___|___|___|___|___|___|___| <text:s/>_________________________________________________________________________ <text:s text:c="2"/>|___|___|___| <text:s text:c="9"/>|___|___|</text:span><text:span text:style-name="T2">___| </text:span></text:p>
              <text:p text:style-name="P4"><text:span text:style-name="T2"/></text:p>
              <text:p text:style-name="P4"><text:span text:style-name="T11">02-</text:span><text:span text:style-name="T12"> |___|___| <text:s/>|___|___|___|___|___|___|___|___|___|___| <text:s/>__________________________________________________________________________ |___|___|___| <text:s text:c="9"/>|___|___|</text:span><text:span text:style-name="T2">___| </text:span></text:p>
              <text:p text:style-name="P4"><text:span text:style-name="T2"/></text:p>
              <text:p text:style-name="P4"><text:span text:style-name="T11">03-</text:span><text:span text:style-name="T12"> |___|___| <text:s/>|___|___|___|___|___|___|___|___|___|___| <text:s/>__________________________________________________________________________ |___|___|___| <text:s text:c="9"/>|___|___|</text:span><text:span text:style-name="T2">___| </text:span></text:p>
              <text:p text:style-name="P4"><text:span text:style-name="T2"/></text:p>
              <text:p text:style-name="P4"><text:span text:style-name="T11">04-</text:span><text:span text:style-name="T12"> |___|___| <text:s/>|___|___|___|___|___|___|___|___|___|___| <text:s/>__________________________________________________________________________ |___|___|___| <text:s text:c="9"/>|___|___|</text:span><text:span text:style-name="T2">___| </text:span></text:p>
              <text:p text:style-name="P4"><text:span text:style-name="T2"/></text:p>
              <text:p text:style-name="P4"><text:span text:style-name="T11">05-</text:span><text:span text:style-name="T12"> |___|___| <text:s/>|___|___|___|___|___|___|___|___|___|___| <text:s/>__________________________________________________________________________ |___|___|___| <text:s text:c="9"/>|___|___|</text:span><text:span text:style-name="T2">___| </text:span></text:p>
              <text:p text:style-name="P4"><text:span text:style-name="T2"/></text:p>
              <text:p text:style-name="P4"><text:span text:style-name="T11">06-</text:span><text:span text:style-name="T12"> |___|___| <text:s/>|___|___|___|___|___|___|___|___|___|___| <text:s/>__________________________________________________________________________ |___|___|___| <text:s text:c="9"/>|___|___|</text:span><text:span text:style-name="T2">___| </text:span></text:p>
              <text:p text:style-name="P4"><text:span text:style-name="T2"/></text:p>
              <text:p text:style-name="P4"><text:span text:style-name="T11">07-</text:span><text:span text:style-name="T12"> |___|___| <text:s/>|___|___|___|___|___|___|___|___|___|___| <text:s/>__________________________________________________________________________ |___|___|___| <text:s text:c="9"/>|___|___|</text:span><text:span text:style-name="T2">___| </text:span></text:p>
              <text:p text:style-name="P4"><text:span text:style-name="T2"/></text:p>
              <text:p text:style-name="P4"><text:span text:style-name="T11">08-</text:span><text:span text:style-name="T12"> |___|___| <text:s/>|___|___|___|___|___|___|___|___|___|___| <text:s/>__________________________________________________________________________ |___|___|___| <text:s text:c="9"/>|___|___|</text:span><text:span text:style-name="T2">___| </text:span></text:p>
              <text:p text:style-name="P4"><text:span text:style-name="T2"/></text:p>
              <text:p text:style-name="P4"><text:span text:style-name="T11">09-</text:span><text:span text:style-name="T12"> |___|___| <text:s/>|___|___|___|___|___|___|___|___|___|___| <text:s/>__________________________________________________________________________ |___|___|___| <text:s text:c="9"/>|___|___|</text:span><text:span text:style-name="T2">___| </text:span></text:p>
              <text:p text:style-name="P4"><text:span text:style-name="T2"/></text:p>
              <text:p text:style-name="P4"><text:span text:style-name="T11">10-</text:span><text:span text:style-name="T12"> |___|___| <text:s/>|___|___|___|___|___|___|___|___|___|___| <text:s/>__________________________________________________________________________ |___|___|___| <text:s text:c="9"/>|___|___|</text:span><text:span text:style-name="T2">___| </text:span></text:p>
              <text:p text:style-name="P4"><text:span text:style-name="T2"/></text:p>
              <text:p text:style-name="P4"><text:span text:style-name="T11">11-</text:span><text:span text:style-name="T12"> |___|___| <text:s/>|___|___|___|___|___|___|___|___|___|___| <text:s/>__________________________________________________________________________ |___|___|___| <text:s text:c="9"/>|___|___|</text:span><text:span text:style-name="T2">___| </text:span></text:p>
              <text:p text:style-name="P4"><text:span text:style-name="T2"/></text:p>
              <text:p text:style-name="P4"><text:span text:style-name="T11">12-</text:span><text:span text:style-name="T12"> |___|___| <text:s/>|___|___|___|___|___|___|___|___|___|___| <text:s/>__________________________________________________________________________ |___|___|___| <text:s text:c="9"/>|___|___|</text:span><text:span text:style-name="T2">___| </text:span></text:p>
              <text:p text:style-name="P4"><text:span text:style-name="T2"/></text:p>
              <text:p text:style-name="P4"><text:span text:style-name="T13"/></text:p>
              <text:p text:style-name="P4"><text:span text:style-name="T14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7" table:number-rows-repeated="7">
          <table:table-cell table:number-columns-repeated="1024"/>
        </table:table-row>
        <table:table-row table:style-name="ro14">
          <table:table-cell>
            <draw:custom-shape table:end-cell-address="'Guia de Solicitação de Internação'.R49" table:end-x="1.467cm" table:end-y="0.202cm" draw:z-index="32" draw:name="Rectangle 45" draw:style-name="gr10" draw:text-style-name="P6" svg:width="31.28cm" svg:height="0.42cm" svg:x="0.452cm" svg:y="1.996cm">
              <text:p text:style-name="P4"><text:span text:style-name="T2">Dados da Autorizaçã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">
          <table:table-cell table:number-columns-repeated="4"/>
          <table:table-cell>
            <draw:custom-shape table:end-cell-address="'Guia de Solicitação de Internação'.H55" table:end-x="1.669cm" table:end-y="0.106cm" draw:z-index="35" draw:name="Rectangle 49" draw:style-name="gr4" draw:text-style-name="P5" svg:width="5.52cm" svg:height="1.39cm" svg:x="1.5cm" svg:y="0.377cm">
              <text:p text:style-name="P4"><text:span text:style-name="T2">40 - Qtde. Diarias Autorizadas</text:span></text:p>
              <text:p text:style-name="P4"><text:span text:style-name="T8"><text:s text:c="7"/></text:span></text:p>
              <text:p text:style-name="P4"><text:span text:style-name="T8"><text:s text:c="12"/></text:span><text:span text:style-name="T8">|___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Guia de Solicitação de Internação'.L55" table:end-x="1.655cm" table:end-y="0.106cm" draw:z-index="10" draw:name="Rectangle 17" draw:style-name="gr4" draw:text-style-name="P5" svg:width="6.96cm" svg:height="1.39cm" svg:x="1.83cm" svg:y="0.377cm">
              <text:p text:style-name="P4"><text:span text:style-name="T2">41 - Tipo da Acomodação Autorizada</text:span></text:p>
              <text:p text:style-name="P4"><text:span text:style-name="T10"/></text:p>
              <text:p text:style-name="P4"><text:span text:style-name="T8"><text:s text:c="8"/></text:span><text:span text:style-name="T8">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16"/>
        </table:table-row>
        <table:table-row table:style-name="ro1">
          <table:table-cell>
            <draw:custom-shape table:end-cell-address="'Guia de Solicitação de Internação'.E55" table:end-x="1.282cm" table:end-y="0.188cm" draw:z-index="11" draw:name="Rectangle 18" draw:style-name="gr12" draw:text-style-name="P5" svg:width="7.824cm" svg:height="1.33cm" svg:x="0.536cm" svg:y="0.282cm">
              <text:p text:style-name="P4"><text:span text:style-name="T2">39 - Data Provável da Admissão Hospitalar</text:span></text:p>
              <text:p text:style-name="P4"><text:span text:style-name="T8"/></text:p>
              <text:p text:style-name="P4"><text:span text:style-name="T8"><text:s text:c="2"/></text:span><text:span text:style-name="T8">|___|___| / |___|___| / |___|___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>
            <draw:custom-shape table:end-cell-address="'Guia de Solicitação de Internação'.G61" table:end-x="0.165cm" table:end-y="0.112cm" draw:z-index="36" draw:name="Rectangle 50" draw:style-name="gr4" draw:text-style-name="P5" svg:width="10.25cm" svg:height="1.39cm" svg:x="0.56cm" svg:y="0.383cm">
              <text:p text:style-name="P4"><text:span text:style-name="T2">42 - Código na Operadora <text:s/>/ CNPJ autorizado</text:span></text:p>
              <text:p text:style-name="P4"><text:span text:style-name="T8"/></text:p>
              <text:p text:style-name="P4"><text:span text:style-name="T5"><text:s text:c="2"/></text:span><text:span text:style-name="T5">|___|___|___|___|___|___|___|___|___|___|___|___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5"/>
          <table:table-cell>
            <draw:custom-shape table:end-cell-address="'Guia de Solicitação de Internação'.O61" table:end-x="1.5cm" table:end-y="0.112cm" draw:z-index="37" draw:name="Rectangle 51" draw:style-name="gr4" draw:text-style-name="P5" svg:width="15.23cm" svg:height="1.39cm" svg:x="0.539cm" svg:y="0.383cm">
              <text:p text:style-name="P4"><text:span text:style-name="T2">43 - Nome do Hospital / Local Autorizado</text:span></text:p>
              <text:p text:style-name="P4"><text:span text:style-name="T8"/></text:p>
              <text:p text:style-name="P4"><text:span text:style-name="T8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7"/>
          <table:table-cell>
            <draw:custom-shape table:end-cell-address="'Guia de Solicitação de Internação'.R61" table:end-x="1.761cm" table:end-y="0.112cm" draw:z-index="38" draw:name="Rectangle 52" draw:style-name="gr4" draw:text-style-name="P5" svg:width="5.2cm" svg:height="1.39cm" svg:x="1.912cm" svg:y="0.383cm">
              <text:p text:style-name="P4"><text:span text:style-name="T2">44 - Código CNES</text:span></text:p>
              <text:p text:style-name="P4"><text:span text:style-name="T4"/></text:p>
              <text:p text:style-name="P4"><text:span text:style-name="T8"><text:s text:c="2"/></text:span><text:span text:style-name="T8">|___|___|___|___|___|___|___|</text:span></text:p>
              <text:p text:style-name="P4"><text:span text:style-name="T10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custom-shape table:end-cell-address="'Guia de Solicitação de Internação'.R71" table:end-x="1.406cm" table:end-y="0.204cm" draw:z-index="13" draw:name="Rectangle 21" draw:style-name="gr13" draw:text-style-name="P5" svg:width="31.052cm" svg:height="2.425cm" svg:x="0.619cm" svg:y="0.388cm">
              <text:p text:style-name="P4"><text:span text:style-name="T2">45 – Observação / Justificativa</text:span></text:p>
              <text:p text:style-name="P4"><text:span text:style-name="T10"/></text:p>
              <text:p text:style-name="P4"><text:span text:style-name="T15"><text:s text:c="4"/></text:span><text:span text:style-name="T12">__________________________________________________________________________________________________________________________________________________________</text:span></text:p>
              <text:p text:style-name="P4"><text:span text:style-name="T16"/></text:p>
              <text:p text:style-name="P4"><text:span text:style-name="T16"><text:s text:c="3"/></text:span><text:span text:style-name="T12">__________________________________________________________________________________________________________________________________________________________</text:span><text:span text:style-name="T16"> </text:span></text:p>
              <text:p text:style-name="P4"><text:span text:style-name="T16"/></text:p>
              <text:p text:style-name="P4"><text:span text:style-name="T17"/></text:p>
              <text:p text:style-name="P4"><text:span text:style-name="T7"><text:s/>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>
            <draw:custom-shape table:end-cell-address="'Guia de Solicitação de Internação'.E78" table:end-x="0.15cm" table:end-y="0.127cm" draw:z-index="49" draw:name="Rectangle 54" draw:style-name="gr4" draw:text-style-name="P5" svg:width="6.58cm" svg:height="1.39cm" svg:x="0.648cm" svg:y="0.398cm">
              <text:p text:style-name="P4"><text:span text:style-name="T18">46-Data da Solicitação</text:span></text:p>
              <text:p text:style-name="P4"><text:span text:style-name="T2"/></text:p>
              <text:p text:style-name="P4"><text:span text:style-name="T19">|___|___| / |___|___| / |___|___|___|___|</text:span></text:p>
              <text:p text:style-name="P4"><text:span text:style-name="T8"/></text:p>
              <text:p text:style-name="P4"><text:span text:style-name="T8"/></text:p>
              <text:p text:style-name="P4"><text:span text:style-name="T8"/></text:p>
              <text:p text:style-name="P4"><text:span text:style-name="T8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Guia de Solicitação de Internação'.J78" table:end-x="0.088cm" table:end-y="0.127cm" draw:z-index="50" draw:name="Rectangle 51" draw:style-name="gr4" draw:text-style-name="P5" svg:width="8.67cm" svg:height="1.39cm" svg:x="0.336cm" svg:y="0.398cm">
              <text:p text:style-name="P4"><text:span text:style-name="T18">47-Assinatura do Profissional Solicitante</text:span></text:p>
              <text:p text:style-name="P4"><text:span text:style-name="T8"/></text:p>
              <text:p text:style-name="P4"><text:span text:style-name="T8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>
            <draw:custom-shape table:end-cell-address="'Guia de Solicitação de Internação'.N78" table:end-x="1.093cm" table:end-y="0.127cm" draw:z-index="51" draw:name="Rectangle 51" draw:style-name="gr4" draw:text-style-name="P5" svg:width="7.85cm" svg:height="1.39cm" svg:x="0.378cm" svg:y="0.398cm">
              <text:p text:style-name="P4"><text:span text:style-name="T18">48-Assinatura do Beneficiário ou Responsável</text:span></text:p>
              <text:p text:style-name="P4"><text:span text:style-name="T8"/></text:p>
              <text:p text:style-name="P4"><text:span text:style-name="T8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Guia de Solicitação de Internação'.R78" table:end-x="1.757cm" table:end-y="0.127cm" draw:z-index="52" draw:name="Rectangle 51" draw:style-name="gr4" draw:text-style-name="P5" svg:width="7.51cm" svg:height="1.39cm" svg:x="1.381cm" svg:y="0.398cm">
              <text:p text:style-name="P4"><text:span text:style-name="T20">49-Assinatura do Responsável pela Autorização</text:span></text:p>
              <text:p text:style-name="P4"><text:span text:style-name="T8"/></text:p>
              <text:p text:style-name="P4"><text:span text:style-name="T8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>
            <text:p>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19"/>
          <table:table-cell table:number-columns-repeated="1005"/>
        </table:table-row>
        <table:table-row table:style-name="ro1" table:number-rows-repeated="650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</number:text>
      <number:number number:decimal-places="0" number:min-integer-digits="1" number:grouping="true"/>
      <number:text> </number:text>
    </number:number-style>
    <number:number-style style:name="N140">
      <number:text>(R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</number:text>
      <number:number number:decimal-places="2" number:min-integer-digits="1" number:grouping="true"/>
      <number:text> </number:text>
    </number:number-style>
    <number:number-style style:name="N143">
      <number:text>(R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R$</number:text>
      <number:number number:decimal-places="0" number:min-integer-digits="1" number:grouping="true"/>
      <number:text> </number:text>
    </number:number-style>
    <number:number-style style:name="N148P1" style:volatile="true">
      <number:text> R$(</number:text>
      <number:number number:decimal-places="0" number:min-integer-digits="1" number:grouping="true"/>
      <number:text>)</number:text>
    </number:number-style>
    <number:number-style style:name="N148P2" style:volatile="true">
      <number:text> R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R$</number:text>
      <number:number number:decimal-places="2" number:min-integer-digits="1" number:grouping="true"/>
      <number:text> </number:text>
    </number:number-style>
    <number:number-style style:name="N152P1" style:volatile="true">
      <number:text> R$(</number:text>
      <number:number number:decimal-places="2" number:min-integer-digits="1" number:grouping="true"/>
      <number:text>)</number:text>
    </number:number-style>
    <number:number-style style:name="N152P2" style:volatile="true">
      <number:text> R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Sim</number:text>
    </number:number-style>
    <number:number-style style:name="N154P1" style:volatile="true">
      <number:text>Sim</number:text>
    </number:number-style>
    <number:number-style style:name="N154">
      <number:text>Nã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Verdadeiro</number:text>
    </number:number-style>
    <number:number-style style:name="N156P1" style:volatile="true">
      <number:text>Verdadeiro</number:text>
    </number:number-style>
    <number:number-style style:name="N156">
      <number:text>Fals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Ativar</number:text>
    </number:number-style>
    <number:number-style style:name="N158P1" style:volatile="true">
      <number:text>Ativar</number:text>
    </number:number-style>
    <number:number-style style:name="N158">
      <number:text>Desativar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m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0.99pt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0.99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c" style:diagonal-bl-tr="none" style:diagonal-tl-br="none" fo:border="0.99pt solid #c0c0c0"/>
    </style:style>
    <style:style style:name="Saí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99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" style:display-name="Títul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5" style:display-name="Título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Ênfase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067cm" fo:margin-bottom="1.074cm" fo:margin-left="0.559cm" fo:margin-right="0.229cm" style:shadow="none" style:first-page-number="continue" style:scale-to="60%" style:writing-mode="lr-tb"/>
      <style:header-style>
        <style:header-footer-properties fo:min-height="0.751cm" fo:margin-left="1.57cm" fo:margin-right="1.57cm" fo:margin-bottom="0cm"/>
      </style:header-style>
      <style:footer-style>
        <style:header-footer-properties fo:min-height="0.751cm" fo:margin-left="1.57cm" fo:margin-right="1.57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23/01/2015</text:date>, <text:time>15:58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olicitação_20_GIH_20_-_20_Retrato" style:display-name="PageStyle_Solicitação GIH - Retra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lina Maria Ferro de Oliveira</meta:initial-creator>
    <meta:creation-date>2012-04-17T18:24:22.70</meta:creation-date>
    <meta:generator>LibreOffice/3.4$Win32 LibreOffice_project/340m1$Build-502</meta:generator>
    <meta:editing-duration>PT3H46M10S</meta:editing-duration>
    <meta:editing-cycles>14</meta:editing-cycles>
    <dc:date>2015-01-23T15:58:19.10</dc:date>
    <meta:printed-by>Celina Maria Ferro de Oliveira</meta:printed-by>
    <meta:print-date>2012-06-15T09:48:59.72</meta:print-date>
    <meta:document-statistic meta:table-count="1" meta:cell-count="1" meta:object-count="53"/>
  </office:meta>
</office:document-meta>
</file>